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066dcba" officeooo:paragraph-rsid="0066dcba"/>
    </style:style>
    <style:style style:name="P16" style:family="paragraph" style:parent-style-name="Text_20_body">
      <style:text-properties officeooo:rsid="0083f7c6" officeooo:paragraph-rsid="0083f7c6"/>
    </style:style>
    <style:style style:name="P17" style:family="paragraph" style:parent-style-name="Text_20_body">
      <style:paragraph-properties fo:text-align="justify" style:justify-single-word="false"/>
      <style:text-properties officeooo:rsid="00260a45" officeooo:paragraph-rsid="00260a45"/>
    </style:style>
    <style:style style:name="P18" style:family="paragraph" style:parent-style-name="Text_20_body">
      <style:paragraph-properties fo:text-align="justify" style:justify-single-word="false"/>
      <style:text-properties officeooo:paragraph-rsid="01ae9e25"/>
    </style:style>
    <style:style style:name="P19" style:family="paragraph" style:parent-style-name="Text_20_body">
      <style:paragraph-properties fo:text-align="justify" style:justify-single-word="false"/>
      <style:text-properties officeooo:paragraph-rsid="004fef30"/>
    </style:style>
    <style:style style:name="P20" style:family="paragraph" style:parent-style-name="Text_20_body">
      <style:paragraph-properties fo:text-align="justify" style:justify-single-word="false"/>
      <style:text-properties officeooo:paragraph-rsid="01b0f0c9"/>
    </style:style>
    <style:style style:name="P21" style:family="paragraph" style:parent-style-name="Text_20_body">
      <style:paragraph-properties fo:text-align="justify" style:justify-single-word="false"/>
      <style:text-properties officeooo:paragraph-rsid="01bce5ff"/>
    </style:style>
    <style:style style:name="P22" style:family="paragraph" style:parent-style-name="Text_20_body">
      <style:paragraph-properties fo:text-align="justify" style:justify-single-word="false"/>
      <style:text-properties officeooo:paragraph-rsid="01c13153"/>
    </style:style>
    <style:style style:name="P23" style:family="paragraph" style:parent-style-name="Text_20_body">
      <style:paragraph-properties fo:text-align="justify" style:justify-single-word="false"/>
      <style:text-properties officeooo:paragraph-rsid="01c3a62c"/>
    </style:style>
    <style:style style:name="P24" style:family="paragraph" style:parent-style-name="Text_20_body">
      <style:paragraph-properties fo:text-align="justify" style:justify-single-word="false"/>
      <style:text-properties officeooo:paragraph-rsid="01c76c21"/>
    </style:style>
    <style:style style:name="P25" style:family="paragraph" style:parent-style-name="Text_20_body">
      <style:paragraph-properties fo:text-align="justify" style:justify-single-word="false"/>
      <style:text-properties officeooo:rsid="011a40ee" officeooo:paragraph-rsid="01bac9e7"/>
    </style:style>
    <style:style style:name="P26" style:family="paragraph" style:parent-style-name="Text_20_body">
      <style:paragraph-properties fo:text-align="justify" style:justify-single-word="false"/>
      <style:text-properties officeooo:rsid="00bf5b73" officeooo:paragraph-rsid="00d6fd0a"/>
    </style:style>
    <style:style style:name="P27" style:family="paragraph" style:parent-style-name="Text_20_body">
      <style:paragraph-properties fo:text-align="justify" style:justify-single-word="false"/>
      <style:text-properties officeooo:rsid="00bfaffa" officeooo:paragraph-rsid="01c3a62c"/>
    </style:style>
    <style:style style:name="P28" style:family="paragraph" style:parent-style-name="Text_20_body">
      <style:paragraph-properties fo:text-align="justify" style:justify-single-word="false"/>
      <style:text-properties officeooo:rsid="01cc7622" officeooo:paragraph-rsid="01ce74c7"/>
    </style:style>
    <style:style style:name="P29" style:family="paragraph" style:parent-style-name="Text_20_body">
      <style:paragraph-properties fo:text-align="justify" style:justify-single-word="false"/>
      <style:text-properties officeooo:rsid="01cc7622" officeooo:paragraph-rsid="01d3361e"/>
    </style:style>
    <style:style style:name="P30" style:family="paragraph" style:parent-style-name="Text_20_body">
      <style:text-properties officeooo:paragraph-rsid="01ccf563"/>
    </style:style>
    <style:style style:name="P31" style:family="paragraph" style:parent-style-name="Text_20_body">
      <style:text-properties officeooo:rsid="01972df1" officeooo:paragraph-rsid="01972df1"/>
    </style:style>
    <style:style style:name="P32" style:family="paragraph" style:parent-style-name="Text_20_body">
      <style:text-properties officeooo:rsid="01dcf7dd" officeooo:paragraph-rsid="01dda20c"/>
    </style:style>
    <style:style style:name="P33" style:family="paragraph" style:parent-style-name="Text_20_body">
      <style:text-properties officeooo:rsid="0198918b" officeooo:paragraph-rsid="0198918b"/>
    </style:style>
    <style:style style:name="P34" style:family="paragraph" style:parent-style-name="Text_20_body">
      <style:text-properties officeooo:rsid="01df94aa" officeooo:paragraph-rsid="01df94aa"/>
    </style:style>
    <style:style style:name="P35" style:family="paragraph" style:parent-style-name="Text_20_body">
      <style:text-properties officeooo:rsid="01e002d4" officeooo:paragraph-rsid="01e002d4"/>
    </style:style>
    <style:style style:name="P36" style:family="paragraph" style:parent-style-name="Text_20_body">
      <style:paragraph-properties fo:text-align="justify" style:justify-single-word="false"/>
      <style:text-properties officeooo:rsid="01e3eaa0" officeooo:paragraph-rsid="01e3eaa0"/>
    </style:style>
    <style:style style:name="P37" style:family="paragraph" style:parent-style-name="Text_20_body">
      <style:text-properties officeooo:rsid="019efa28" officeooo:paragraph-rsid="019efa28"/>
    </style:style>
    <style:style style:name="P38" style:family="paragraph" style:parent-style-name="Text_20_body">
      <style:text-properties officeooo:rsid="01ed1471" officeooo:paragraph-rsid="01ed1471"/>
    </style:style>
    <style:style style:name="P39" style:family="paragraph" style:parent-style-name="Text_20_body">
      <style:text-properties officeooo:rsid="01ed9335" officeooo:paragraph-rsid="01ed9335"/>
    </style:style>
    <style:style style:name="P40" style:family="paragraph" style:parent-style-name="Text_20_body">
      <style:paragraph-properties fo:text-align="justify" style:justify-single-word="false"/>
      <style:text-properties officeooo:rsid="01ef6c35" officeooo:paragraph-rsid="01ef6c35"/>
    </style:style>
    <style:style style:name="P41" style:family="paragraph" style:parent-style-name="Heading">
      <style:text-properties officeooo:rsid="0033c55b" officeooo:paragraph-rsid="002529d6"/>
    </style:style>
    <style:style style:name="P42" style:family="paragraph" style:parent-style-name="Heading">
      <style:text-properties officeooo:rsid="010f3d1e" officeooo:paragraph-rsid="0158894a"/>
    </style:style>
    <style:style style:name="P43" style:family="paragraph" style:parent-style-name="Heading_20_2">
      <style:text-properties officeooo:rsid="0080f8f6" officeooo:paragraph-rsid="0080f8f6"/>
    </style:style>
    <style:style style:name="P44" style:family="paragraph" style:parent-style-name="Heading_20_2">
      <style:text-properties officeooo:rsid="00818e2e" officeooo:paragraph-rsid="00818e2e"/>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5f22bc" officeooo:paragraph-rsid="015f22bc"/>
    </style:style>
    <style:style style:name="P51" style:family="paragraph" style:parent-style-name="code">
      <style:text-properties officeooo:rsid="01abb65a" officeooo:paragraph-rsid="01abb65a"/>
    </style:style>
    <style:style style:name="P52" style:family="paragraph" style:parent-style-name="Table_20_Contents">
      <style:paragraph-properties fo:text-align="start" style:justify-single-word="false"/>
      <style:text-properties style:font-name="FreeSerif2" officeooo:rsid="009e0673" officeooo:paragraph-rsid="009e0673"/>
    </style:style>
    <style:style style:name="P53" style:family="paragraph" style:parent-style-name="Table_20_Contents">
      <style:text-properties style:font-name="FreeSerif2" officeooo:rsid="009f4fbb" officeooo:paragraph-rsid="009f4fbb"/>
    </style:style>
    <style:style style:name="P54" style:family="paragraph" style:parent-style-name="Table_20_Contents">
      <style:text-properties style:font-name="FreeSerif2" officeooo:rsid="00a202e8" officeooo:paragraph-rsid="00a202e8"/>
    </style:style>
    <style:style style:name="P55" style:family="paragraph" style:parent-style-name="Table_20_Contents">
      <style:text-properties style:font-name="FreeSerif2" officeooo:rsid="019b7b15" officeooo:paragraph-rsid="019b7b15"/>
    </style:style>
    <style:style style:name="P56" style:family="paragraph" style:parent-style-name="Table_20_Contents">
      <style:text-properties officeooo:rsid="01e0ae86" officeooo:paragraph-rsid="01e0ae86" fo:background-color="#ffff99"/>
    </style:style>
    <style:style style:name="P57" style:family="paragraph" style:parent-style-name="Table_20_Contents">
      <style:text-properties officeooo:rsid="01e21c84" officeooo:paragraph-rsid="01e21c84"/>
    </style:style>
    <style:style style:name="P58" style:family="paragraph" style:parent-style-name="Table_20_Contents">
      <style:text-properties officeooo:rsid="01e69202" officeooo:paragraph-rsid="01e69202"/>
    </style:style>
    <style:style style:name="P59" style:family="paragraph" style:parent-style-name="Table_20_Contents">
      <style:text-properties officeooo:rsid="01e90302"/>
    </style:style>
    <style:style style:name="P60" style:family="paragraph" style:parent-style-name="Table_20_Contents">
      <style:text-properties officeooo:rsid="01e90302" officeooo:paragraph-rsid="01e90302"/>
    </style:style>
    <style:style style:name="P61" style:family="paragraph" style:parent-style-name="Table_20_Contents">
      <style:text-properties officeooo:rsid="01ebd6d9" officeooo:paragraph-rsid="01ebd6d9"/>
    </style:style>
    <style:style style:name="P6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3" style:family="paragraph" style:parent-style-name="Table">
      <style:text-properties style:font-name="FreeSerif2"/>
    </style:style>
    <style:style style:name="P64" style:family="paragraph" style:parent-style-name="Table_20_Heading">
      <style:text-properties style:font-name="FreeSerif2" officeooo:rsid="0189800b" officeooo:paragraph-rsid="0189800b"/>
    </style:style>
    <style:style style:name="P65" style:family="paragraph" style:parent-style-name="Table_20_Heading">
      <style:text-properties style:font-name="FreeSerif2" officeooo:rsid="008674c7"/>
    </style:style>
    <style:style style:name="P66" style:family="paragraph" style:parent-style-name="Illustration">
      <style:paragraph-properties fo:text-align="center" style:justify-single-word="false"/>
      <style:text-properties style:font-name="FreeSerif2"/>
    </style:style>
    <style:style style:name="P67" style:family="paragraph" style:parent-style-name="Standard" style:list-style-name="L4">
      <style:paragraph-properties fo:text-align="justify" style:justify-single-word="false"/>
      <style:text-properties style:font-name="FreeSerif2" officeooo:rsid="019b7b15" officeooo:paragraph-rsid="019b7b15"/>
    </style:style>
    <style:style style:name="P68" style:family="paragraph" style:parent-style-name="Text_20_body" style:list-style-name="L2">
      <style:text-properties officeooo:rsid="0052fb60" officeooo:paragraph-rsid="0052fb60"/>
    </style:style>
    <style:style style:name="P69" style:family="paragraph" style:parent-style-name="Text_20_body" style:list-style-name="L2">
      <style:paragraph-properties fo:text-align="justify" style:justify-single-word="false"/>
      <style:text-properties officeooo:paragraph-rsid="005730e6"/>
    </style:style>
    <style:style style:name="P70" style:family="paragraph" style:parent-style-name="Text_20_body" style:list-style-name="L3">
      <style:paragraph-properties fo:text-align="justify" style:justify-single-word="false"/>
      <style:text-properties officeooo:paragraph-rsid="006bd91c"/>
    </style:style>
    <style:style style:name="P71" style:family="paragraph" style:parent-style-name="Text_20_body" style:list-style-name="L2">
      <style:text-properties officeooo:rsid="005bd4c6" officeooo:paragraph-rsid="005bd4c6"/>
    </style:style>
    <style:style style:name="P72" style:family="paragraph" style:parent-style-name="Text_20_body" style:list-style-name="L3"/>
    <style:style style:name="P73" style:family="paragraph" style:parent-style-name="Text_20_body" style:list-style-name="L3">
      <style:text-properties officeooo:paragraph-rsid="006bd91c"/>
    </style:style>
    <style:style style:name="P74" style:family="paragraph" style:parent-style-name="Text_20_body" style:list-style-name="L7">
      <style:paragraph-properties fo:text-align="justify" style:justify-single-word="false"/>
      <style:text-properties officeooo:rsid="00bfaffa" officeooo:paragraph-rsid="01c3a62c"/>
    </style:style>
    <style:style style:name="P75" style:family="paragraph" style:parent-style-name="Text_20_body" style:list-style-name="L7">
      <style:paragraph-properties fo:text-align="justify" style:justify-single-word="false"/>
      <style:text-properties officeooo:rsid="00bfaffa" officeooo:paragraph-rsid="01c58739"/>
    </style:style>
    <style:style style:name="P76" style:family="paragraph" style:parent-style-name="Heading_20_1">
      <style:text-properties officeooo:rsid="01187079" officeooo:paragraph-rsid="01187079"/>
    </style:style>
    <style:style style:name="P77" style:family="paragraph" style:parent-style-name="Heading_20_1">
      <style:text-properties officeooo:rsid="00be3cdd" officeooo:paragraph-rsid="011dcd60"/>
    </style:style>
    <style:style style:name="P78" style:family="paragraph" style:parent-style-name="Heading_20_1">
      <style:text-properties officeooo:paragraph-rsid="01ccf563"/>
    </style:style>
    <style:style style:name="P79" style:family="paragraph" style:parent-style-name="Heading_20_1">
      <style:paragraph-properties fo:break-before="page"/>
      <style:text-properties officeooo:rsid="01cc7622" officeooo:paragraph-rsid="01cc7622"/>
    </style:style>
    <style:style style:name="P80" style:family="paragraph" style:parent-style-name="question">
      <style:text-properties officeooo:rsid="00a88bc8" officeooo:paragraph-rsid="00a88bc8"/>
    </style:style>
    <style:style style:name="P81" style:family="paragraph" style:parent-style-name="question">
      <style:paragraph-properties fo:text-align="justify" style:justify-single-word="false"/>
      <style:text-properties officeooo:rsid="00a88bc8" officeooo:paragraph-rsid="01be9a58"/>
    </style:style>
    <style:style style:name="P82" style:family="paragraph" style:parent-style-name="question">
      <style:text-properties officeooo:paragraph-rsid="00ac79c6"/>
    </style:style>
    <style:style style:name="P83" style:family="paragraph" style:parent-style-name="question">
      <style:paragraph-properties fo:text-align="justify" style:justify-single-word="false"/>
      <style:text-properties officeooo:rsid="00b0baee" officeooo:paragraph-rsid="00b0baee"/>
    </style:style>
    <style:style style:name="P84" style:family="paragraph" style:parent-style-name="question" style:list-style-name="L5">
      <style:paragraph-properties fo:text-align="justify" style:justify-single-word="false"/>
      <style:text-properties officeooo:paragraph-rsid="01be9a58"/>
    </style:style>
    <style:style style:name="P85" style:family="paragraph" style:parent-style-name="question">
      <style:paragraph-properties fo:text-align="justify" style:justify-single-word="false"/>
      <style:text-properties officeooo:paragraph-rsid="00f33639"/>
    </style:style>
    <style:style style:name="P86" style:family="paragraph" style:parent-style-name="question">
      <style:paragraph-properties fo:text-align="justify" style:justify-single-word="false"/>
      <style:text-properties officeooo:paragraph-rsid="01c7a159"/>
    </style:style>
    <style:style style:name="P87" style:family="paragraph" style:parent-style-name="question">
      <style:paragraph-properties fo:text-align="justify" style:justify-single-word="false"/>
      <style:text-properties officeooo:paragraph-rsid="014ce8c2"/>
    </style:style>
    <style:style style:name="P88" style:family="paragraph" style:parent-style-name="question" style:list-style-name="L5">
      <style:paragraph-properties fo:text-align="justify" style:justify-single-word="false"/>
      <style:text-properties officeooo:rsid="01207840" officeooo:paragraph-rsid="01be9a58"/>
    </style:style>
    <style:style style:name="P89" style:family="paragraph" style:parent-style-name="question">
      <style:text-properties officeooo:paragraph-rsid="01be7636"/>
    </style:style>
    <style:style style:name="P90" style:family="paragraph" style:parent-style-name="question" style:list-style-name="L6">
      <style:text-properties officeooo:paragraph-rsid="01be7636"/>
    </style:style>
    <style:style style:name="P91" style:family="paragraph" style:parent-style-name="question" style:list-style-name="L6">
      <style:text-properties officeooo:rsid="01271125" officeooo:paragraph-rsid="01be7636"/>
    </style:style>
    <style:style style:name="P92" style:family="paragraph" style:parent-style-name="question">
      <style:text-properties officeooo:paragraph-rsid="01be9a58"/>
    </style:style>
    <style:style style:name="P93" style:family="paragraph" style:parent-style-name="question">
      <style:paragraph-properties fo:text-align="justify" style:justify-single-word="false"/>
      <style:text-properties officeooo:rsid="01c7a159" officeooo:paragraph-rsid="01c7a159"/>
    </style:style>
    <style:style style:name="P94" style:family="paragraph" style:parent-style-name="question">
      <style:paragraph-properties fo:text-align="justify" style:justify-single-word="false"/>
      <style:text-properties officeooo:rsid="01ccf563" officeooo:paragraph-rsid="01ccf563"/>
    </style:style>
    <style:style style:name="P95" style:family="paragraph" style:parent-style-name="enum" style:list-style-name="L1">
      <style:text-properties officeooo:paragraph-rsid="0158894a"/>
    </style:style>
    <style:style style:name="P96" style:family="paragraph" style:parent-style-name="enum" style:list-style-name="L1">
      <style:text-properties officeooo:rsid="0133d8cf" officeooo:paragraph-rsid="0158894a"/>
    </style:style>
    <style:style style:name="P97" style:family="paragraph" style:parent-style-name="enum" style:list-style-name="L1">
      <style:text-properties fo:language="fr" fo:country="CA" officeooo:paragraph-rsid="0158894a" style:language-asian="zh" style:country-asian="CN" style:language-complex="ar" style:country-complex="SA"/>
    </style:style>
    <style:style style:name="P98"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99"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e002d4"/>
    </style:style>
    <style:style style:name="T115" style:family="text">
      <style:text-properties officeooo:rsid="01e5b89b"/>
    </style:style>
    <style:style style:name="T116" style:family="text">
      <style:text-properties officeooo:rsid="01eaddcf"/>
    </style:style>
    <style:style style:name="T117" style:family="text">
      <style:text-properties officeooo:rsid="01ed9335"/>
    </style:style>
    <style:style style:name="T118" style:family="text">
      <style:text-properties officeooo:rsid="01f14d93"/>
    </style:style>
    <style:style style:name="T119" style:family="text">
      <style:text-properties officeooo:rsid="01f2db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6">Barouche, Sabrina, 1716344</text:p>
            <text:p text:style-name="P56">Ouellet, Francis, 1577496</text:p>
            <text:p text:style-name="P56">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1">Mise en situation</text:p>
      <text:p text:style-name="P17">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42">Directives</text:p>
      <text:list xml:id="list8757878398064703531" text:style-name="L1">
        <text:list-item>
          <text:p text:style-name="P96">L'activité se fait en équipe de deux. Inscrivez les noms ci-haut.</text:p>
        </text:list-item>
        <text:list-item>
          <text:p text:style-name="P95">Répondez <text:span text:style-name="T68">directement dans le questionnaire</text:span> ODT avec Libre Office.</text:p>
        </text:list-item>
        <text:list-item>
          <text:p text:style-name="P95">La correction se fera directement dans le document électronique.</text:p>
        </text:list-item>
        <text:list-item>
          <text:p text:style-name="P95"><text:span text:style-name="T1">Remettez sur Moodle l</text:span>e questionnaire rempli et le code <text:span text:style-name="T2">(archive tar produite par </text:span><text:span text:style-name="T31">make dist</text:span><text:span text:style-name="T2">).</text:span></text:p>
        </text:list-item>
        <text:list-item>
          <text:p text:style-name="P95">Une seule personne de l'équipe doit effectuer la remise sur Moodle.</text:p>
        </text:list-item>
        <text:list-item>
          <text:p text:style-name="P97">Utilisez les machines du laboratoire pour obtenir vos résultats.</text:p>
        </text:list-item>
        <text:list-item>
          <text:p text:style-name="P98">10% de la note finale peut être enlevée pour la mauvaise qualité de la langue.</text:p>
        </text:list-item>
        <text:list-item>
          <text:p text:style-name="P99">Les laboratoire<text:span text:style-name="T113">s</text:span> 1 et 2 sont à remettre sur <text:span text:style-name="T110">M</text:span>oodle avant le 21 octobre à 18h00.</text:p>
        </text:list-item>
      </text:list>
      <text:p text:style-name="P62">Après avoir décompressé les sources, exécute<text:span text:style-name="T85">z</text:span> le script <text:span text:style-name="T30">fixperms.sh</text:span> pour corriger les permissions <text:span text:style-name="T85">puis n'oubliez pas de configurer votre projet :</text:span></text:p>
      <text:p text:style-name="P47">tar xzvf inf2610-lab2-1.<text:span text:style-name="T111">6</text:span>.tar.gz</text:p>
      <text:p text:style-name="P48">cd inf2610-lab2-1.<text:span text:style-name="T112">6</text:span>/</text:p>
      <text:p text:style-name="P50">sh fixperms.sh</text:p>
      <text:p text:style-name="P51">chmod +x configure</text:p>
      <text:p text:style-name="P51"><text:soft-page-break/>./configure</text:p>
      <text:h text:style-name="Heading_20_1" text:outline-level="1"><text:span text:style-name="T4">Classification des verrous</text:span> [ <text:span text:style-name="T26">8</text:span> pts ]</text:h>
      <text:p text:style-name="P18"><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8"><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43">Implémentation</text:p>
      <text:p text:style-name="P19"><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158553043596101227" text:style-name="L2">
        <text:list-item>
          <text:p text:style-name="P68"><text:span text:style-name="T68">mutex.c </text:span>: utilisation d'un seul mutex <text:span text:style-name="T30">PThread</text:span> comme simple verrou partagé.</text:p>
        </text:list-item>
        <text:list-item>
          <text:p text:style-name="P69"><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71"><text:span text:style-name="T68">spinlock.c</text:span> : utilisation de <text:span text:style-name="T87">minispinlock</text:span> (voir le fichier minispinlock.asm).</text:p>
        </text:list-item>
      </text:list>
      <text:p text:style-name="P15">Dans chaque fichier se trouvent 3 fonctions :</text:p>
      <text:list xml:id="list4945681257555124786" text:style-name="L3">
        <text:list-item>
          <text:p text:style-name="P72"><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73"><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70"><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0"><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0"><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text:span><text:soft-page-break/><text:span text:style-name="T48">nombre d'instructio</text:span><text:span text:style-name="T64">ns d</text:span><text:span text:style-name="T48">ans une section critique. Voici un exemple du lancement du programme. </text:span></text:p>
      <text:p text:style-name="P45">./multilock --lib serial --verbose </text:p>
      <text:p text:style-name="P49">label <text:s text:c="14"/>N <text:s text:c="15"/>sum <text:s text:c="14"/>mean </text:p>
      <text:p text:style-name="P49">actual <text:s text:c="7"/>2000000 <text:s text:c="2"/>999999000000.000 <text:s text:c="8"/>499999.500 </text:p>
      <text:p text:style-name="P49">expected <text:s text:c="5"/>2000000 <text:s text:c="2"/>999999000000.000 <text:s text:c="8"/>499999.500 </text:p>
      <text:p text:style-name="P49">PASS serial </text:p>
      <text:p text:style-name="P3"/>
      <text:p text:style-name="P5">Si la section critique est bien protégée, alors le programme retournera « PASS ». <text:span text:style-name="T88">Il renverra</text:span> « FAIL » dans le cas contraire. </text:p>
      <text:p text:style-name="P44">Traçage de l'exécution</text:p>
      <text:p text:style-name="P16">Une fois le code complété, tracez l'ensemble des tests avec la commande suivante :</text:p>
      <text:p text:style-name="P46">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2092487453986027392" text:style-name="L4">
        <text:list-item>
          <text:p text:style-name="P67">Une section critique très courte répétée un grand nombre de fois;</text:p>
        </text:list-item>
        <text:list-item>
          <text:p text:style-name="P67">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ext:soft-page-break/>
        <table:table-row>
          <table:table-cell table:style-name="Tableau2.A1" office:value-type="string">
            <text:p text:style-name="P65">Propriété</text:p>
          </table:table-cell>
          <table:table-cell table:style-name="Tableau2.A1" office:value-type="string">
            <text:p text:style-name="P65">Mutex</text:p>
          </table:table-cell>
          <table:table-cell table:style-name="Tableau2.A1" office:value-type="string">
            <text:p text:style-name="P64">Semrelay</text:p>
          </table:table-cell>
          <table:table-cell table:style-name="Tableau2.D1" office:value-type="string">
            <text:p text:style-name="P65">Spinlock</text:p>
          </table:table-cell>
        </table:table-row>
        <table:table-row>
          <table:table-cell table:style-name="Tableau2.C5" office:value-type="string">
            <text:p text:style-name="P52">Est-ce que le fil d'exécution en attente bloque pour l'accès à la section critique ? (WAIT_BLOCKED)</text:p>
          </table:table-cell>
          <table:table-cell table:style-name="Tableau2.C5" office:value-type="string">
            <text:p text:style-name="P57">Oui</text:p>
          </table:table-cell>
          <table:table-cell table:style-name="Tableau2.C5" office:value-type="string">
            <text:p text:style-name="P57">Oui</text:p>
          </table:table-cell>
          <table:table-cell table:style-name="Tableau2.D5" office:value-type="string">
            <text:p text:style-name="P57">Non</text:p>
          </table:table-cell>
        </table:table-row>
        <table:table-row>
          <table:table-cell table:style-name="Tableau2.C5" office:value-type="string">
            <text:p text:style-name="P53">Est-ce qu'il se produit des appels système ? Si oui, le<text:span text:style-name="T50">s</text:span>quel<text:span text:style-name="T51">s</text:span> ? </text:p>
          </table:table-cell>
          <table:table-cell table:style-name="Tableau2.C5" office:value-type="string">
            <text:p text:style-name="P57">Oui : futex</text:p>
          </table:table-cell>
          <table:table-cell table:style-name="Tableau2.C5" office:value-type="string">
            <text:p text:style-name="P58">Oui : futex</text:p>
          </table:table-cell>
          <table:table-cell table:style-name="Tableau2.D5" office:value-type="string">
            <text:p text:style-name="P57">Non</text:p>
          </table:table-cell>
        </table:table-row>
        <table:table-row>
          <table:table-cell table:style-name="Tableau2.C5" office:value-type="string">
            <text:p text:style-name="P54">Est-ce qu'une famine est possible? Si oui, comment est-elle visible ?</text:p>
          </table:table-cell>
          <table:table-cell table:style-name="Tableau2.C5" office:value-type="string">
            <text:p text:style-name="P59">Oui : <text:span text:style-name="T116">on pourrait voir dans la liste des processus un thread ne jamais se terminer; on peut aussi utiliser un compteur d'exécutions.</text:span></text:p>
          </table:table-cell>
          <table:table-cell table:style-name="Tableau2.C5" office:value-type="string">
            <text:p text:style-name="P60">Non</text:p>
          </table:table-cell>
          <table:table-cell table:style-name="Tableau2.D5" office:value-type="string">
            <text:p text:style-name="P60">Oui : <text:span text:style-name="T116">en incrémentant une variable pour déterminer le nombre de boucles d'attente active.</text:span></text:p>
          </table:table-cell>
        </table:table-row>
        <table:table-row>
          <table:table-cell table:style-name="Tableau2.C5" office:value-type="string">
            <text:p text:style-name="P55">La granularité affecte-elle le comportement <text:span text:style-name="T61">du</text:span> verrou ? Si oui, comment ?</text:p>
          </table:table-cell>
          <table:table-cell table:style-name="Tableau2.C5" office:value-type="string">
            <text:p text:style-name="P61">Oui : on remarque un bien plus grand nombre d'appels syst<text:span text:style-name="T118">è</text:span>mes dans le premier cas que dans le second cas.</text:p>
          </table:table-cell>
          <table:table-cell table:style-name="Tableau2.C5" office:value-type="string">
            <text:p text:style-name="P61">Non</text:p>
          </table:table-cell>
          <table:table-cell table:style-name="Tableau2.D5" office:value-type="string">
            <text:p text:style-name="P61">Non</text:p>
          </table:table-cell>
        </table:table-row>
      </table:table>
      <text:p text:style-name="P63">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0"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2"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3" text:outline-level="2"><text:span text:style-name="T109">Résumez succinctement les avantages et inconvénients des trois verrous étudiés plus haut selon vos observations</text:span>.</text:h>
            <text:p text:style-name="P37">Réponse :</text:p>
            <text:p text:style-name="P38">Mutex : <text:span text:style-name="T117">Facile à implémenter, selon la granularité, peut demander peu de CPU. Dans notre cas il est plus rapide que le spinlock, mais ce n'est pas toujours le cas. Cependant, le mutex peut causer une famine.</text:span></text:p>
            <text:p text:style-name="P39">Semrelay : Garantie sans famine, relativement rapide dans notre cas et demande peu de CPU. Cependant l'ordre prédéterminé peut causer un ralentissement ou <text:span text:style-name="T118">ê</text:span>tre conceptuellement faux.</text:p>
            <text:p text:style-name="P39"><text:soft-page-break/>Spinlock : Normalement <text:span text:style-name="T118">il est </text:span>rapide, quoi que le plus lent dans notre cas, <text:span text:style-name="T118">il </text:span>demande beaucoup de CPU, <text:span text:style-name="T118">son </text:span>implémentation abstraite e<text:span text:style-name="T118">s</text:span>t peu élégante. <text:span text:style-name="T118">Il peut</text:span> causer la famine.</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76" text:outline-level="1">Détection d'interblocage [ 4 pts ]</text:h>
      <text:p text:style-name="P25">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1"><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1"><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1"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5182513689011912190" text:style-name="L5">
              <text:list-item>
                <text:list>
                  <text:list-item>
                    <text:h text:style-name="P84"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88" text:outline-level="2">Est-ce possible que l'interblocage ne survienne jamais ? Si oui, proposez un exemple concret.</text:h>
                  </text:list-item>
                </text:list>
              </text:list-item>
            </text:list>
            <text:p text:style-name="P31">Réponse<text:span text:style-name="T100">s</text:span> :</text:p>
            <text:p text:style-name="P32">Non, l'interblo<text:span text:style-name="T114">c</text:span>age survient <text:span text:style-name="T53">à différentes valeurs de x si la barrière n'est pas utilisée. Cependant si elle est utilisée, alors l'interblocage survient toujours au tout début. Cela est parce que si les threads sont désynchronisés, alors le verrouillage des verrous n'affectera pas l'interblocage; cependant s'ils sont synchronisés, c'est là que l'interblocage survient, puisque dès qu'un thread bloque l'autre et qu'ensuite il désire bloquer son verrou, ce dernier vient tout juste d'être verrouillé par l'autre. La barrière synchronise les threads, ainsi l'interblocage survient toujours dès le début si elle est utilisée. Sans elle, l'interblocage survient au moment où les threads seront synchronisés, ce qui peut survenir à n'importe quel moment, voire même jamais, par exemple dans le cas où les threads restent toujours désynchronisés, ou bien que leurs traitements prennent un temps fixe et constant, mais sont décalés l'un par rapport à l'autre.</text:span></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ext:soft-page-break/>
        <table:table-row>
          <table:table-cell table:style-name="Tableau4.A1" office:value-type="string">
            <text:h text:style-name="P89"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8014579316486125220" text:style-name="L6">
              <text:list-item>
                <text:list>
                  <text:list-item>
                    <text:h text:style-name="P91" text:outline-level="2">Votre détection d'interblocage est-elle parfaite (i.e détecte bien tous les interblocages)? </text:h>
                  </text:list-item>
                  <text:list-item>
                    <text:h text:style-name="P91" text:outline-level="2">Quel est le risque principal d'une telle solution ?</text:h>
                  </text:list-item>
                  <text:list-item>
                    <text:h text:style-name="P90"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3">Réponse<text:span text:style-name="T100">s</text:span> :</text:p>
            <text:p text:style-name="P34">L<text:span text:style-name="T114">a détection d'interblocage détecte tous les interblocages. Cependant, elle pourrait également détecter un interblocage sans qu'il y en ait réellement un, par exemple si le traitement d'un thread prend plus de 100 ms dans ce cas, appelant ainsi le watchdog prématurément. Il convient donc d'assigner une valeur appropriée au timer du watchdog.</text:span></text:p>
            <text:p text:style-name="P35">On pourrait, plut<text:span text:style-name="T115">ô</text:span>t que de terminer le programme, le redémarrer, par exemple <text:span text:style-name="T119">à</text:span> l'aide d'exec sur lui-m<text:span text:style-name="T115">ê</text:span>me. Si cela est possible, on pourrait <text:span text:style-name="T115">é</text:span>galement déverrouiller un verrou.</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92"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77" text:outline-level="1">Communication par tubes [ <text:span text:style-name="T45">8</text:span> pts ]</text:h>
      <text:p text:style-name="P26">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2"><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3"><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8697056168616437521" text:style-name="L7">
        <text:list-item>
          <text:p text:style-name="P74"><text:soft-page-break/>La première étape consiste à séparer l'entrée en mots et à calculer leurs tailles. </text:p>
        </text:list-item>
        <text:list-item>
          <text:p text:style-name="P75">La deuxième étape est consacrée à compter les fréquences d'apparitions des mots. Les résultats de cette analyse sont stockés dans une table de hachage. </text:p>
        </text:list-item>
      </text:list>
      <text:p text:style-name="P27">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66"><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4"><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5"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93" text:outline-level="2">Actuellement, les statistiques de fréquences sont affichées seulement à la fin du traitement. En appuyant sur les touches CTRL-C, le signal SIGINT est envoyé au programme. Celui-ci quitte et les données ne sont pas affichées. </text:h>
            <text:h text:style-name="P86"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87"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p text:style-name="P36">Tout d'abord, la machine virtuelle Java pourrait être 32 bits même sur une architecture <text:soft-page-break/>64 bits. Il faut donc en tenir compte.</text:p>
            <text:p text:style-name="P36">Ensuite, on doit tenir compte de la convention des nombres : little-endian ou big-endian.</text:p>
            <text:p text:style-name="P40">On devrait aussi utiliser des tubes nommés.</text:p>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79" text:outline-level="1">[BONUS] Retour sur les ATM [2 pts]</text:h>
      <text:p text:style-name="P29">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9">Proposez une solution <text:span text:style-name="T54">à</text:span> ce problème et implémentez la dans le fichier banque.c fourni. </text:p>
      <text:p text:style-name="P28">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94" text:outline-level="2">Pertinence de la solution et bonne implémentation.</text:h>
          </table:table-cell>
          <table:table-cell table:style-name="Tableau5.A1" office:value-type="string">
            <text:p text:style-name="P14"/>
          </table:table-cell>
          <table:table-cell table:style-name="Tableau5.A1" office:value-type="string">
            <text:p text:style-name="P30"><text:s/>/<text:span text:style-name="T108">2</text:span> pt</text:p>
          </table:table-cell>
        </table:table-row>
      </table:table>
      <text:h text:style-name="P7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6</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7H30M37S</meta:editing-duration>
    <meta:editing-cycles>97</meta:editing-cycles>
    <meta:generator>LibreOffice/4.4.5.2$Linux_X86_64 LibreOffice_project/40$Build-2</meta:generator>
    <meta:initial-creator>francis </meta:initial-creator>
    <dc:date>2015-10-20T20:46:52.286076616</dc:date>
    <meta:document-statistic meta:table-count="7" meta:image-count="1" meta:object-count="0" meta:page-count="9" meta:paragraph-count="142" meta:word-count="2057" meta:character-count="13190" meta:non-whitespace-character-count="11205"/>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